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65a0" officeooo:paragraph-rsid="000165a0"/>
    </style:style>
    <style:style style:name="P2" style:family="paragraph" style:parent-style-name="Standard">
      <style:text-properties officeooo:rsid="000165a0" officeooo:paragraph-rsid="000165a0"/>
    </style:style>
    <style:style style:name="P3" style:family="paragraph" style:parent-style-name="Standard">
      <style:paragraph-properties fo:text-align="end" style:justify-single-word="false"/>
      <style:text-properties officeooo:rsid="000165a0" officeooo:paragraph-rsid="000165a0"/>
    </style:style>
    <style:style style:name="P4" style:family="paragraph" style:parent-style-name="Standard">
      <style:paragraph-properties fo:text-align="justify" style:justify-single-word="false"/>
      <style:text-properties officeooo:rsid="000165a0" officeooo:paragraph-rsid="000165a0"/>
    </style:style>
    <style:style style:name="P5" style:family="paragraph" style:parent-style-name="Standard">
      <style:paragraph-properties fo:text-align="justify" style:justify-single-word="false"/>
      <style:text-properties officeooo:paragraph-rsid="000165a0"/>
    </style:style>
    <style:style style:name="T1" style:family="text">
      <style:text-properties officeooo:rsid="000165a0"/>
    </style:style>
    <style:style style:name="T2" style:family="text">
      <style:text-properties officeooo:rsid="0002ae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exandre Canton Condes</text:p>
      <text:p text:style-name="P3">418 Avenue de l’Europe</text:p>
      <text:p text:style-name="P3">34170</text:p>
      <text:p text:style-name="P3">06 99 31 39 89</text:p>
      <text:p text:style-name="P3"><text:a xlink:type="simple" xlink:href="mailto:canton.alex@live.fr" text:style-name="Internet_20_link" text:visited-style-name="Visited_20_Internet_20_Link">canton.alex@live.fr</text:a></text:p>
      <text:p text:style-name="P3"/>
      <text:p text:style-name="P1">Google HQ </text:p>
      <text:p text:style-name="Text_20_body">1600 Amphitheatre Parkway<text:line-break/>Mountain View, CA 94043, USA </text:p>
      <text:p text:style-name="P2"/>
      <text:p text:style-name="P2"/>
      <text:p text:style-name="P3">07/11/2020, Castelnau-le-Lez</text:p>
      <text:p text:style-name="P3"/>
      <text:p text:style-name="P4">Subject : Unsolicited application for software engineer.</text:p>
      <text:p text:style-name="P4"/>
      <text:p text:style-name="P5"><text:span text:style-name="T1">Dear </text:span><text:span text:style-name="T2">Madam, Sir</text:span><text:span text:style-name="T1">,</text:span></text:p>
      <text:p text:style-name="P4"/>
      <text:p text:style-name="P4">Since the beginning of my studies I have been interested in your company. Indeed, I am passionate about technology that can help people access information and communicate it to others.<text:line-break/><text:line-break/>Your company has established itself and become the world leader in its field<text:line-break/><text:line-break/>I am passionate, rigorous and versatile. With me in your team, we will be able to accomplish great things and perpetuate Google's vision of the universality of information.</text:p>
      <text:p text:style-name="P4"/>
      <text:p text:style-name="P4"><text:line-break/>Pending your response, please accept, Madam, Sir, my best regard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11-01T23:40:09.571000000</dc:date>
    <meta:editing-duration>PT1M22S</meta:editing-duration>
    <meta:editing-cycles>1</meta:editing-cycles>
    <meta:document-statistic meta:table-count="0" meta:image-count="0" meta:object-count="0" meta:page-count="1" meta:paragraph-count="12" meta:word-count="117" meta:character-count="751" meta:non-whitespace-character-count="641"/>
  </office:meta>
</office:document-meta>
</file>